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normal" fo:font-weight="normal" loext:padding="0in" loext:border="none"/>
    </style:style>
    <style:style style:name="P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normal" fo:font-weight="bold" style:font-weight-asian="bold" style:font-weight-complex="bold" loext:padding="0in" loext:border="none"/>
    </style:style>
    <style:style style:name="P5" style:family="paragraph" style:parent-style-name="Standard">
      <style:text-properties fo:font-variant="normal" fo:text-transform="none" fo:letter-spacing="normal" fo:font-style="normal" fo:font-weight="normal" loext:padding="0in" loext:border="none"/>
    </style:style>
    <style:style style:name="P6" style:family="paragraph" style:parent-style-name="Standard">
      <style:text-properties fo:background-color="#ffff00"/>
    </style:style>
    <style:style style:name="P7" style:family="paragraph" style:parent-style-name="Standard">
      <style:text-properties fo:background-color="transparent"/>
    </style:style>
    <style:style style:name="T1" style:family="text">
      <style:text-properties fo:font-weight="bold" style:font-weight-asian="bold" style:font-weight-complex="bold"/>
    </style:style>
    <style:style style:name="T2" style:family="text">
      <style:text-properties fo:font-weight="bold" fo:background-color="transparent" loext:char-shading-value="0" style:font-weight-asian="bold" style:font-weight-complex="bold"/>
    </style:style>
    <style:style style:name="T3" style:family="text">
      <style:text-properties fo:font-weight="bold" fo:background-color="transparent" loext:char-shading-value="0" style:font-weight-asian="bold" style:font-weight-complex="bold"/>
    </style:style>
    <style:style style:name="T4" style:family="text">
      <style:text-properties fo:background-color="#ffff00" loext:char-shading-value="0"/>
    </style:style>
    <style:style style:name="T5" style:family="text">
      <style:text-properties fo:font-variant="normal" fo:text-transform="none" fo:letter-spacing="normal" fo:font-style="normal" fo:font-weight="normal" loext:padding="0in" loext:border="none"/>
    </style:style>
    <style:style style:name="T6" style:family="text">
      <style:text-properties fo:font-variant="normal" fo:text-transform="none" fo:letter-spacing="normal" fo:font-style="normal" fo:font-weight="bold" style:font-weight-asian="bold" style:font-weight-complex="bold"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 LAB PAGE ONE----- </text:p>
      <text:p text:style-name="Standard"><text:tab/><text:tab/><text:tab/><text:tab/>(let s clear the prof explaination as he is sucks)</text:p>
      <text:p text:style-name="Standard"/>
      <text:p text:style-name="Standard"/>
      <text:p text:style-name="Standard">// NOTE THAT THE IMAGE IS GETTING PULL FROM THE PRIVATE REGISTRY WE SETTED UP EARLIER</text:p>
      <text:p text:style-name="Standard">// create the configmap</text:p>
      <text:p text:style-name="P3">student@master: ̃/app1$ cd</text:p>
      <text:p text:style-name="P3">student@master: ̃$ mkdir primary</text:p>
      <text:p text:style-name="P3">student@master: ̃$ echo c &gt; primary/cyan</text:p>
      <text:p text:style-name="P3">student@master: ̃$ echo m &gt; primary/magenta</text:p>
      <text:p text:style-name="P3">student@master: ̃$ echo y &gt; primary/yellow</text:p>
      <text:p text:style-name="P3">student@master: ̃$ echo k &gt; primary/black</text:p>
      <text:p text:style-name="P3">student@master: ̃$ echo "known as key" &gt;&gt; primary/black</text:p>
      <text:p text:style-name="P3">student@master: ̃$ echo blue &gt; favorite</text:p>
      <text:p text:style-name="P3"/>
      <text:p text:style-name="P3">2. Generate a configMap using each of the three methods.</text:p>
      <text:p text:style-name="P3">student@master: ̃$ <text:span text:style-name="T1">kubectl create configmap colors \</text:span></text:p>
      <text:p text:style-name="P4">--from-literal=text=black \</text:p>
      <text:p text:style-name="P4">--from-file=./favorite \</text:p>
      <text:p text:style-name="P4">--from-file=./primary</text:p>
      <text:p text:style-name="Standard"/>
      <text:p text:style-name="P2">// chek the configmap</text:p>
      <text:p text:style-name="Standard">jerome@master:~/LFD259/SOLUTIONS/s_05/lab$ <text:span text:style-name="T1">$k get configmap -o yaml</text:span></text:p>
      <text:p text:style-name="Standard">apiVersion: v1</text:p>
      <text:p text:style-name="Standard">items:</text:p>
      <text:p text:style-name="Standard">- apiVersion: v1</text:p>
      <text:p text:style-name="Standard"><text:s text:c="2"/>data:</text:p>
      <text:p text:style-name="Standard"><text:s text:c="4"/>black: |</text:p>
      <text:p text:style-name="Standard"><text:s text:c="6"/>k</text:p>
      <text:p text:style-name="Standard"><text:s text:c="6"/>known as key</text:p>
      <text:p text:style-name="Standard"><text:s text:c="4"/>cyan: |</text:p>
      <text:p text:style-name="Standard"><text:s text:c="6"/>c</text:p>
      <text:p text:style-name="Standard"><text:s text:c="4"/>favorite: |</text:p>
      <text:p text:style-name="Standard"><text:s text:c="6"/>blue</text:p>
      <text:p text:style-name="Standard"><text:s text:c="4"/>magenta: |</text:p>
      <text:p text:style-name="Standard"><text:s text:c="6"/>m</text:p>
      <text:p text:style-name="Standard"><text:s text:c="4"/>text: black</text:p>
      <text:p text:style-name="Standard"><text:s text:c="4"/>yellow: |</text:p>
      <text:p text:style-name="Standard"><text:s text:c="6"/>y</text:p>
      <text:p text:style-name="Standard"><text:s text:c="2"/>kind: ConfigMap</text:p>
      <text:p text:style-name="Standard"><text:s text:c="2"/>metadata:</text:p>
      <text:p text:style-name="Standard"/>
      <text:p text:style-name="Standard"/>
      <text:p text:style-name="P2">// see the yaml file we use</text:p>
      <text:p text:style-name="Standard">spec:</text:p>
      <text:p text:style-name="Standard"><text:s text:c="2"/>progressDeadlineSeconds: 600</text:p>
      <text:p text:style-name="Standard"><text:soft-page-break/><text:s text:c="2"/>replicas: 6</text:p>
      <text:p text:style-name="Standard"><text:s text:c="2"/>revisionHistoryLimit: 10</text:p>
      <text:p text:style-name="Standard"><text:s text:c="2"/>selector:</text:p>
      <text:p text:style-name="Standard"><text:s text:c="4"/>matchLabels:</text:p>
      <text:p text:style-name="Standard"><text:s text:c="6"/>app: try1</text:p>
      <text:p text:style-name="Standard"><text:s text:c="2"/>strategy:</text:p>
      <text:p text:style-name="Standard"><text:s text:c="4"/>rollingUpdate:</text:p>
      <text:p text:style-name="Standard"><text:s text:c="6"/>maxSurge: 25%</text:p>
      <text:p text:style-name="Standard"><text:s text:c="6"/>maxUnavailable: 25%</text:p>
      <text:p text:style-name="Standard"><text:s text:c="4"/>type: RollingUpdate</text:p>
      <text:p text:style-name="Standard"><text:s text:c="2"/>template:</text:p>
      <text:p text:style-name="Standard"><text:s text:c="4"/>metadata:</text:p>
      <text:p text:style-name="Standard"><text:s text:c="6"/>creationTimestamp: null</text:p>
      <text:p text:style-name="Standard"><text:s text:c="6"/>labels:</text:p>
      <text:p text:style-name="Standard"><text:s text:c="8"/>app: try1</text:p>
      <text:p text:style-name="Standard"><text:s text:c="4"/>spec:</text:p>
      <text:p text:style-name="Standard"><text:s text:c="6"/>containers:</text:p>
      <text:p text:style-name="Standard"><text:s text:c="6"/>- image: 10.101.119.14:5000/simpleapp</text:p>
      <text:p text:style-name="Standard"><text:s text:c="8"/>env: <text:s text:c="27"/>#&lt;-- Add from here</text:p>
      <text:p text:style-name="Standard"><text:s text:c="8"/>- name: ilike</text:p>
      <text:p text:style-name="Standard"><text:s text:c="10"/>valueFrom:</text:p>
      <text:p text:style-name="Standard"><text:s text:c="12"/>configMapKeyRef:</text:p>
      <text:p text:style-name="Standard"><text:s text:c="14"/>name: colors</text:p>
      <text:p text:style-name="Standard"><text:s text:c="14"/>key: favorite <text:s text:c="3"/></text:p>
      <text:p text:style-name="Standard"><text:s text:c="8"/>imagePullPolicy: Always</text:p>
      <text:p text:style-name="Standard"><text:s text:c="8"/>name: simpleapp</text:p>
      <text:p text:style-name="Standard"><text:s text:c="8"/>readinessProbe:</text:p>
      <text:p text:style-name="Standard"><text:s text:c="10"/>periodSeconds: 5</text:p>
      <text:p text:style-name="Standard"><text:s text:c="10"/>exec:</text:p>
      <text:p text:style-name="Standard"><text:s text:c="12"/>command:</text:p>
      <text:p text:style-name="Standard"><text:s text:c="12"/>- ls</text:p>
      <text:p text:style-name="Standard"><text:s text:c="12"/>- /etc/cars</text:p>
      <text:p text:style-name="Standard"><text:s text:c="8"/>resources: {}</text:p>
      <text:p text:style-name="Standard"><text:s text:c="8"/>terminationMessagePath: /dev/termination-log</text:p>
      <text:p text:style-name="Standard"><text:s text:c="8"/>terminationMessagePolicy: File</text:p>
      <text:p text:style-name="Standard"><text:s text:c="6"/>- name: goproxy</text:p>
      <text:p text:style-name="Standard"><text:s text:c="8"/>image: k8s.gcr.io/goproxy:0.1</text:p>
      <text:p text:style-name="Standard"><text:s text:c="8"/>ports:</text:p>
      <text:p text:style-name="Standard"><text:s text:c="8"/>- containerPort: 8080</text:p>
      <text:p text:style-name="Standard"><text:s text:c="8"/>readinessProbe:</text:p>
      <text:p text:style-name="Standard"><text:s text:c="10"/>tcpSocket:</text:p>
      <text:p text:style-name="Standard"><text:s text:c="12"/>port: 8080</text:p>
      <text:p text:style-name="Standard"><text:s text:c="10"/>initialDelaySeconds: 5</text:p>
      <text:p text:style-name="Standard"><text:s text:c="10"/>periodSeconds: 10</text:p>
      <text:p text:style-name="Standard"><text:s text:c="8"/>livenessProbe:</text:p>
      <text:p text:style-name="Standard"><text:s text:c="10"/>tcpSocket:</text:p>
      <text:p text:style-name="Standard"><text:s text:c="12"/>port: 8080</text:p>
      <text:p text:style-name="Standard"><text:soft-page-break/><text:s text:c="10"/>initialDelaySeconds: 15</text:p>
      <text:p text:style-name="Standard"><text:s text:c="10"/>periodSeconds: 20</text:p>
      <text:p text:style-name="Standard"><text:s text:c="6"/>dnsPolicy: ClusterFirst</text:p>
      <text:p text:style-name="Standard"><text:s text:c="6"/>restartPolicy: Always</text:p>
      <text:p text:style-name="Standard"><text:s text:c="6"/>schedulerName: default-scheduler</text:p>
      <text:p text:style-name="Standard"><text:s text:c="6"/>securityContext: {}</text:p>
      <text:p text:style-name="Standard"><text:s text:c="6"/>terminationGracePeriodSeconds: 30</text:p>
      <text:p text:style-name="Standard">status:</text:p>
      <text:p text:style-name="Standard"/>
      <text:p text:style-name="P2">// lets check the env var</text:p>
      <text:p text:style-name="Standard">jerome@master:~/LFD259/SOLUTIONS/s_05/lab$ $k exec -c simpleapp -it try1-7cd7b6678-47dtm -- /bin/bash -c 'env'</text:p>
      <text:p text:style-name="Standard">KUBERNETES_SERVICE_PORT_HTTPS=443</text:p>
      <text:p text:style-name="Standard">NGINX_SERVICE_PORT_443=443</text:p>
      <text:p text:style-name="Standard">KUBERNETES_SERVICE_PORT=443</text:p>
      <text:p text:style-name="Standard">REGISTRY_SERVICE_PORT=5000</text:p>
      <text:p text:style-name="Standard">REGISTRY_SERVICE_PORT_5000=5000</text:p>
      <text:p text:style-name="Standard">HOSTNAME=try1-7cd7b6678-47dtm</text:p>
      <text:p text:style-name="Standard">PYTHON_VERSION=2.7.18</text:p>
      <text:p text:style-name="P1">ilike=blue</text:p>
      <text:p text:style-name="Standard"/>
      <text:p text:style-name="Standard">PWD=/</text:p>
      <text:p text:style-name="Standard">REGISTRY_PORT_5000_TCP_PROTO=tcp</text:p>
      <text:p text:style-name="Standard">REGISTRY_SERVICE_HOST=10.101.119.14</text:p>
      <text:p text:style-name="Standard">HOME=/root</text:p>
      <text:p text:style-name="Standard">LANG=C.UTF-8</text:p>
      <text:p text:style-name="Standard">KUBERNETES_PORT_443_TCP=tcp://10.96.0.1:443</text:p>
      <text:p text:style-name="Standard">REGISTRY_PORT_5000_TCP_ADDR=10.101.119.14</text:p>
      <text:p text:style-name="Standard">GPG_KEY=C01E1CAD5EA2C4F0B8E3571504C367C218ADD4FF</text:p>
      <text:p text:style-name="Standard">NGINX_SERVICE_PORT=443</text:p>
      <text:p text:style-name="Standard">REGISTRY_PORT=tcp://10.101.119.14:5000</text:p>
      <text:p text:style-name="Standard">NGINX_SERVICE_HOST=10.107.0.23</text:p>
      <text:p text:style-name="Standard">NGINX_PORT_443_TCP_PROTO=tcp</text:p>
      <text:p text:style-name="Standard">TERM=xterm</text:p>
      <text:p text:style-name="Standard">PYTHONIOENCODING=UTF-8</text:p>
      <text:p text:style-name="Standard">SHLVL=0</text:p>
      <text:p text:style-name="Standard">KUBERNETES_PORT_443_TCP_PROTO=tcp</text:p>
      <text:p text:style-name="Standard">PYTHON_PIP_VERSION=20.0.2</text:p>
      <text:p text:style-name="Standard">KUBERNETES_PORT_443_TCP_ADDR=10.96.0.1</text:p>
      <text:p text:style-name="Standard">NGINX_PORT_443_TCP_PORT=443</text:p>
      <text:p text:style-name="Standard">NGINX_PORT=tcp://10.107.0.23:443</text:p>
      <text:p text:style-name="Standard">REGISTRY_PORT_5000_TCP_PORT=5000</text:p>
      <text:p text:style-name="Standard">PYTHON_GET_PIP_SHA256=421ac1d44c0cf9730a088e337867d974b91bdce4ea2636099275071878cc189e</text:p>
      <text:p text:style-name="Standard">KUBERNETES_SERVICE_HOST=10.96.0.1</text:p>
      <text:p text:style-name="Standard">KUBERNETES_PORT=tcp://10.96.0.1:443</text:p>
      <text:p text:style-name="Standard">KUBERNETES_PORT_443_TCP_PORT=443</text:p>
      <text:p text:style-name="Standard"><text:soft-page-break/>PYTHON_GET_PIP_URL=https://github.com/pypa/get-pip/raw/d59197a3c169cef378a22428a3fa99d33e080a5d/get-pip.py</text:p>
      <text:p text:style-name="Standard">PATH=/usr/local/bin:/usr/local/sbin:/usr/local/bin:/usr/sbin:/usr/bin:/sbin:/bin</text:p>
      <text:p text:style-name="Standard">REGISTRY_PORT_5000_TCP=tcp://10.101.119.14:5000</text:p>
      <text:p text:style-name="Standard">NGINX_PORT_443_TCP=tcp://10.107.0.23:443</text:p>
      <text:p text:style-name="Standard">NGINX_PORT_443_TCP_ADDR=10.107.0.23</text:p>
      <text:p text:style-name="Standard">_=/usr/bin/env</text:p>
      <text:p text:style-name="Standard"/>
      <text:p text:style-name="P2">// add these config in the yaml file </text:p>
      <text:p text:style-name="Standard">spec:</text:p>
      <text:p text:style-name="Standard"><text:s text:c="6"/>containers:</text:p>
      <text:p text:style-name="Standard"><text:s text:c="6"/>- image: 10.101.119.14:5000/simpleapp</text:p>
      <text:p text:style-name="Standard"><text:s text:c="8"/>env: <text:s text:c="27"/>#&lt;-- Add from here</text:p>
      <text:p text:style-name="Standard"><text:s text:c="8"/>- name: ilike</text:p>
      <text:p text:style-name="Standard"><text:s text:c="10"/>valueFrom:</text:p>
      <text:p text:style-name="Standard"><text:s text:c="12"/>configMapKeyRef:</text:p>
      <text:p text:style-name="Standard"><text:s text:c="14"/>name: colors</text:p>
      <text:p text:style-name="Standard"><text:s text:c="14"/>key: favorite <text:s text:c="3"/></text:p>
      <text:p text:style-name="Standard"><text:s text:c="8"/><text:span text:style-name="T4">envFrom:</text:span></text:p>
      <text:p text:style-name="P1"><text:s text:c="8"/>- configMapRef:</text:p>
      <text:p text:style-name="P1"><text:s text:c="12"/>name: colors <text:s text:c="5"/></text:p>
      <text:p text:style-name="Standard"><text:s text:c="8"/>imagePullPolicy: Always</text:p>
      <text:p text:style-name="Standard"><text:s text:c="8"/>name: simpleapp</text:p>
      <text:p text:style-name="Standard"><text:s text:c="8"/>readinessProbe:</text:p>
      <text:p text:style-name="Standard"/>
      <text:p text:style-name="P2">// (restart deploy) and recheck env var // all configmap var are there</text:p>
      <text:p text:style-name="Standard">jerome@master:~/LFD259/SOLUTIONS/s_05/lab$<text:span text:style-name="T1"> $k exec -c simpleapp -it try1-8455b76557-2x5gw -- /bin/bash -c 'env'</text:span></text:p>
      <text:p text:style-name="P1">black=k</text:p>
      <text:p text:style-name="P1">known as key</text:p>
      <text:p text:style-name="Standard"/>
      <text:p text:style-name="Standard">KUBERNETES_SERVICE_PORT_HTTPS=443</text:p>
      <text:p text:style-name="P1">cyan=c</text:p>
      <text:p text:style-name="Standard"/>
      <text:p text:style-name="Standard">NGINX_SERVICE_PORT_443=443</text:p>
      <text:p text:style-name="P1">yellow=y</text:p>
      <text:p text:style-name="Standard"/>
      <text:p text:style-name="Standard">KUBERNETES_SERVICE_PORT=443</text:p>
      <text:p text:style-name="Standard">REGISTRY_SERVICE_PORT_5000=5000</text:p>
      <text:p text:style-name="Standard">REGISTRY_SERVICE_PORT=5000</text:p>
      <text:p text:style-name="Standard">HOSTNAME=try1-8455b76557-2x5gw</text:p>
      <text:p text:style-name="Standard">PYTHON_VERSION=2.7.18</text:p>
      <text:p text:style-name="P1">ilike=blue</text:p>
      <text:p text:style-name="Standard"/>
      <text:p text:style-name="Standard">PWD=/</text:p>
      <text:p text:style-name="Standard">REGISTRY_PORT_5000_TCP_PROTO=tcp</text:p>
      <text:p text:style-name="Standard">REGISTRY_SERVICE_HOST=10.101.119.14</text:p>
      <text:p text:style-name="Standard"><text:soft-page-break/>HOME=/root</text:p>
      <text:p text:style-name="Standard">LANG=C.UTF-8</text:p>
      <text:p text:style-name="Standard">KUBERNETES_PORT_443_TCP=tcp://10.96.0.1:443</text:p>
      <text:p text:style-name="Standard">REGISTRY_PORT_5000_TCP_ADDR=10.101.119.14</text:p>
      <text:p text:style-name="Standard">GPG_KEY=C01E1CAD5EA2C4F0B8E3571504C367C218ADD4FF</text:p>
      <text:p text:style-name="Standard">NGINX_SERVICE_PORT=443</text:p>
      <text:p text:style-name="Standard">text=black</text:p>
      <text:p text:style-name="Standard">REGISTRY_PORT=tcp://10.101.119.14:5000</text:p>
      <text:p text:style-name="Standard">NGINX_SERVICE_HOST=10.107.0.23</text:p>
      <text:p text:style-name="Standard">NGINX_PORT_443_TCP_PROTO=tcp</text:p>
      <text:p text:style-name="Standard">TERM=xterm</text:p>
      <text:p text:style-name="P1">favorite=blue</text:p>
      <text:p text:style-name="P1"/>
      <text:p text:style-name="Standard">PYTHONIOENCODING=UTF-8</text:p>
      <text:p text:style-name="Standard">SHLVL=0</text:p>
      <text:p text:style-name="Standard">KUBERNETES_PORT_443_TCP_PROTO=tcp</text:p>
      <text:p text:style-name="Standard">PYTHON_PIP_VERSION=20.0.2</text:p>
      <text:p text:style-name="Standard">KUBERNETES_PORT_443_TCP_ADDR=10.96.0.1</text:p>
      <text:p text:style-name="Standard">NGINX_PORT_443_TCP_PORT=443</text:p>
      <text:p text:style-name="Standard">NGINX_PORT=tcp://10.107.0.23:443</text:p>
      <text:p text:style-name="Standard">REGISTRY_PORT_5000_TCP_PORT=5000</text:p>
      <text:p text:style-name="Standard">PYTHON_GET_PIP_SHA256=421ac1d44c0cf9730a088e337867d974b91bdce4ea2636099275071878cc189e</text:p>
      <text:p text:style-name="Standard">KUBERNETES_SERVICE_HOST=10.96.0.1</text:p>
      <text:p text:style-name="Standard">KUBERNETES_PORT=tcp://10.96.0.1:443</text:p>
      <text:p text:style-name="Standard">KUBERNETES_PORT_443_TCP_PORT=443</text:p>
      <text:p text:style-name="Standard">PYTHON_GET_PIP_URL=https://github.com/pypa/get-pip/raw/d59197a3c169cef378a22428a3fa99d33e080a5d/get-pip.py</text:p>
      <text:p text:style-name="Standard">PATH=/usr/local/bin:/usr/local/sbin:/usr/local/bin:/usr/sbin:/usr/bin:/sbin:/bin</text:p>
      <text:p text:style-name="Standard">REGISTRY_PORT_5000_TCP=tcp://10.101.119.14:5000</text:p>
      <text:p text:style-name="Standard">NGINX_PORT_443_TCP=tcp://10.107.0.23:443</text:p>
      <text:p text:style-name="Standard">NGINX_PORT_443_TCP_ADDR=10.107.0.23</text:p>
      <text:p text:style-name="P1">magenta=m</text:p>
      <text:p text:style-name="Standard"/>
      <text:p text:style-name="Standard">_=/usr/bin/env</text:p>
      <text:p text:style-name="Standard"/>
      <text:p text:style-name="Standard">// <text:span text:style-name="T5">For greater flexibility and scalability ConfigMaps can be created from a YAML file. Create another configmap</text:span></text:p>
      <text:p text:style-name="Standard"><text:span text:style-name="T5">jerome@master:~/LFD259/SOLUTIONS/s_05/lab$ </text:span><text:span text:style-name="T6">cat configmap.yaml </text:span></text:p>
      <text:p text:style-name="P5">apiVersion: v1</text:p>
      <text:p text:style-name="P5">kind: ConfigMap</text:p>
      <text:p text:style-name="P5">metadata:</text:p>
      <text:p text:style-name="P5"><text:s text:c="2"/>name: fast-car</text:p>
      <text:p text:style-name="P5"><text:s text:c="2"/>namespace: default</text:p>
      <text:p text:style-name="P5">data:</text:p>
      <text:p text:style-name="P5"><text:s text:c="2"/>car.make: Ford</text:p>
      <text:p text:style-name="P5"><text:s text:c="2"/>car.model: Mustang</text:p>
      <text:p text:style-name="P5"><text:soft-page-break/><text:s text:c="2"/>car.trim: Shelby</text:p>
      <text:p text:style-name="Standard"/>
      <text:p text:style-name="P2">// add the new configmap to the deployment</text:p>
      <text:p text:style-name="P3">Add the configMap settings to the simpleapp.yaml file as a volume. Both containers in the try1 deployment can access to the same volume, using volumeMounts statements. Remember that the volume stanza is of equal depth to the containers stanza, and should come after the containers have been declared, the example below has the volume added just before the status: output</text:p>
      <text:p text:style-name="Standard"/>
      <text:p text:style-name="Standard"/>
      <text:p text:style-name="Standard">spec:</text:p>
      <text:p text:style-name="Standard"><text:s text:c="6"/>containers:</text:p>
      <text:p text:style-name="Standard"><text:s text:c="6"/>- image: 10.101.119.14:5000/simpleapp</text:p>
      <text:p text:style-name="Standard"><text:s text:c="7"/><text:span text:style-name="T4"><text:s/>volumeMounts:</text:span></text:p>
      <text:p text:style-name="P1"><text:s text:c="8"/>- mountPath: /etc/cars</text:p>
      <text:p text:style-name="P1"><text:s text:c="10"/>name: car-vol </text:p>
      <text:p text:style-name="Standard"><text:s text:c="8"/>env: <text:s text:c="27"/>#&lt;-- Add from here</text:p>
      <text:p text:style-name="Standard"><text:s text:c="8"/>- name: ilike</text:p>
      <text:p text:style-name="Standard"><text:s text:c="10"/>valueFrom:</text:p>
      <text:p text:style-name="Standard"><text:s text:c="12"/>configMapKeyRef:</text:p>
      <text:p text:style-name="Standard"><text:s text:c="14"/>name: colors</text:p>
      <text:p text:style-name="Standard"><text:s text:c="14"/>key: favorite <text:s text:c="3"/></text:p>
      <text:p text:style-name="Standard"><text:s text:c="8"/>envFrom:</text:p>
      <text:p text:style-name="Standard"><text:s text:c="8"/>- configMapRef:</text:p>
      <text:p text:style-name="Standard"><text:s text:c="12"/>name: colors <text:s text:c="5"/></text:p>
      <text:p text:style-name="Standard"><text:s text:c="8"/>imagePullPolicy: Always</text:p>
      <text:p text:style-name="Standard"><text:s text:c="8"/>name: simpleapp</text:p>
      <text:p text:style-name="Standard"><text:s text:c="8"/>readinessProbe:</text:p>
      <text:p text:style-name="Standard"><text:s text:c="10"/>periodSeconds: 5</text:p>
      <text:p text:style-name="Standard"><text:s text:c="10"/>exec:</text:p>
      <text:p text:style-name="Standard"><text:s text:c="12"/>command:</text:p>
      <text:p text:style-name="Standard"><text:s text:c="12"/>- ls</text:p>
      <text:p text:style-name="Standard"><text:s text:c="12"/>- /etc/cars</text:p>
      <text:p text:style-name="Standard"><text:s text:c="8"/>resources: {}</text:p>
      <text:p text:style-name="Standard"><text:s text:c="8"/>terminationMessagePath: /dev/termination-log</text:p>
      <text:p text:style-name="Standard"><text:s text:c="8"/>terminationMessagePolicy: File</text:p>
      <text:p text:style-name="Standard"><text:s text:c="6"/>- name: goproxy</text:p>
      <text:p text:style-name="Standard"><text:s text:c="8"/>image: k8s.gcr.io/goproxy:0.1</text:p>
      <text:p text:style-name="Standard"><text:s text:c="8"/>ports:</text:p>
      <text:p text:style-name="Standard"><text:s text:c="8"/>- containerPort: 8080</text:p>
      <text:p text:style-name="Standard"><text:s text:c="8"/>readinessProbe:</text:p>
      <text:p text:style-name="Standard"><text:s text:c="10"/>tcpSocket:</text:p>
      <text:p text:style-name="Standard"><text:s text:c="12"/>port: 8080</text:p>
      <text:p text:style-name="Standard"><text:s text:c="10"/>initialDelaySeconds: 5</text:p>
      <text:p text:style-name="Standard"><text:s text:c="10"/>periodSeconds: 10</text:p>
      <text:p text:style-name="Standard"><text:s text:c="8"/>livenessProbe:</text:p>
      <text:p text:style-name="Standard"><text:s text:c="10"/>tcpSocket:</text:p>
      <text:p text:style-name="Standard"><text:s text:c="12"/>port: 8080</text:p>
      <text:p text:style-name="Standard"><text:soft-page-break/><text:s text:c="10"/>initialDelaySeconds: 15</text:p>
      <text:p text:style-name="Standard"><text:s text:c="10"/>periodSeconds: 20</text:p>
      <text:p text:style-name="Standard"><text:s text:c="6"/>dnsPolicy: ClusterFirst</text:p>
      <text:p text:style-name="Standard"><text:s text:c="6"/>restartPolicy: Always</text:p>
      <text:p text:style-name="Standard"><text:s text:c="6"/>schedulerName: default-scheduler</text:p>
      <text:p text:style-name="Standard"><text:s text:c="6"/>securityContext: {}</text:p>
      <text:p text:style-name="Standard"><text:s text:c="6"/>terminationGracePeriodSeconds: 30</text:p>
      <text:p text:style-name="Standard"><text:s text:c="6"/><text:span text:style-name="T4">volumes:</text:span></text:p>
      <text:p text:style-name="P1"><text:s text:c="6"/>- name: car-vol</text:p>
      <text:p text:style-name="P1"><text:s text:c="8"/>configMap:</text:p>
      <text:p text:style-name="P1"><text:s text:c="10"/>defaultMode: 420</text:p>
      <text:p text:style-name="P1"><text:s text:c="10"/>name: fast-car</text:p>
      <text:p text:style-name="Standard">status:</text:p>
      <text:p text:style-name="Standard"/>
      <text:p text:style-name="Standard">// the deployment is running but not the pods</text:p>
      <text:p text:style-name="Standard">jerome@master:~/LFD259/SOLUTIONS/s_05/lab$ <text:span text:style-name="T1">$k get deploy</text:span></text:p>
      <text:p text:style-name="Standard">NAME <text:s text:c="6"/>READY <text:s text:c="2"/>UP-TO-DATE <text:s text:c="2"/>AVAILABLE <text:s text:c="2"/>AGE</text:p>
      <text:p text:style-name="Standard">nginx <text:s text:c="5"/>1/1 <text:s text:c="4"/>1 <text:s text:c="11"/>1 <text:s text:c="10"/>5d</text:p>
      <text:p text:style-name="Standard">registry <text:s text:c="2"/>1/1 <text:s text:c="4"/>1 <text:s text:c="11"/>1 <text:s text:c="10"/>5d</text:p>
      <text:p text:style-name="Standard">try1 <text:s text:c="6"/>0/6 <text:s text:c="4"/>6 <text:s text:c="11"/>0 <text:s text:c="10"/>109s</text:p>
      <text:p text:style-name="Standard"/>
      <text:p text:style-name="Standard">jerome@master:~/LFD259/SOLUTIONS/s_05/lab$ <text:span text:style-name="T1">$k get po</text:span></text:p>
      <text:p text:style-name="Standard">NAME <text:s text:c="22"/>READY <text:s text:c="2"/>STATUS <text:s text:c="13"/>RESTARTS <text:s text:c="2"/>AGE</text:p>
      <text:p text:style-name="Standard">nginx-79f868896b-9rwrd <text:s text:c="4"/>1/1 <text:s text:c="4"/>Running <text:s text:c="12"/>0 <text:s text:c="9"/>5d</text:p>
      <text:p text:style-name="Standard">registry-6b5bb79c4-w2b4j <text:s text:c="2"/>1/1 <text:s text:c="4"/>Running <text:s text:c="12"/>0 <text:s text:c="9"/>5d</text:p>
      <text:p text:style-name="Standard">try1-7f77d759f-7284j <text:s text:c="6"/>0/2 <text:s text:c="4"/>ContainerCreating <text:s text:c="2"/>0 <text:s text:c="9"/>48s</text:p>
      <text:p text:style-name="Standard">try1-7f77d759f-7bwv9 <text:s text:c="6"/>0/2 <text:s text:c="4"/>ContainerCreating <text:s text:c="2"/>0 <text:s text:c="9"/>48s</text:p>
      <text:p text:style-name="Standard">try1-7f77d759f-kkffs <text:s text:c="6"/>0/2 <text:s text:c="4"/>ContainerCreating <text:s text:c="2"/>0 <text:s text:c="9"/>48s</text:p>
      <text:p text:style-name="Standard">try1-7f77d759f-pm79q <text:s text:c="6"/>0/2 <text:s text:c="4"/>ContainerCreating <text:s text:c="2"/>0 <text:s text:c="9"/>48s</text:p>
      <text:p text:style-name="Standard">try1-7f77d759f-sdbzk <text:s text:c="6"/>0/2 <text:s text:c="4"/>ContainerCreating <text:s text:c="2"/>0 <text:s text:c="9"/>48s</text:p>
      <text:p text:style-name="Standard">try1-7f77d759f-v9thx <text:s text:c="6"/>0/2 <text:s text:c="4"/>ContainerCreating <text:s text:c="2"/>0 <text:s text:c="9"/>48s</text:p>
      <text:p text:style-name="Standard"/>
      <text:p text:style-name="Standard">// <text:span text:style-name="T5">Note that we still have not automated the creation of the /tmp/healthy file inside the container, as a result the AVAILABLE count remains zero until we use the for loop to create the file. We will remedy this in the next step</text:span></text:p>
      <text:p text:style-name="Standard">spec:</text:p>
      <text:p text:style-name="Standard"><text:s text:c="6"/>containers:</text:p>
      <text:p text:style-name="Standard"><text:s text:c="6"/>- image: 10.101.119.14:5000/simpleapp</text:p>
      <text:p text:style-name="Standard"><text:s text:c="8"/>volumeMounts:</text:p>
      <text:p text:style-name="Standard"><text:s text:c="8"/>- mountPath: /etc/cars</text:p>
      <text:p text:style-name="Standard"><text:s text:c="10"/>name: car-vol </text:p>
      <text:p text:style-name="Standard"><text:s text:c="8"/>env: <text:s text:c="27"/>#&lt;-- Add from here</text:p>
      <text:p text:style-name="Standard"><text:s text:c="8"/>- name: ilike</text:p>
      <text:p text:style-name="Standard"><text:s text:c="10"/>valueFrom:</text:p>
      <text:p text:style-name="Standard"><text:s text:c="12"/>configMapKeyRef:</text:p>
      <text:p text:style-name="Standard"><text:s text:c="14"/>name: colors</text:p>
      <text:p text:style-name="Standard"><text:s text:c="14"/>key: favorite <text:s text:c="3"/></text:p>
      <text:p text:style-name="Standard"><text:soft-page-break/><text:s text:c="8"/>envFrom:</text:p>
      <text:p text:style-name="Standard"><text:s text:c="8"/>- configMapRef:</text:p>
      <text:p text:style-name="Standard"><text:s text:c="12"/>name: colors <text:s text:c="5"/></text:p>
      <text:p text:style-name="Standard"><text:s text:c="8"/>imagePullPolicy: Always</text:p>
      <text:p text:style-name="Standard"><text:s text:c="8"/>name: simpleapp</text:p>
      <text:p text:style-name="Standard"><text:s text:c="6"/><text:span text:style-name="T4"><text:s text:c="2"/>readinessProbe:</text:span></text:p>
      <text:p text:style-name="P1"><text:s text:c="10"/>periodSeconds: 5</text:p>
      <text:p text:style-name="P1"><text:s text:c="10"/>exec:</text:p>
      <text:p text:style-name="P1"><text:s text:c="12"/>command:</text:p>
      <text:p text:style-name="P1"><text:s text:c="12"/>- ls</text:p>
      <text:p text:style-name="P1"><text:s text:c="12"/>- /etc/cars</text:p>
      <text:p text:style-name="Standard"><text:s text:c="8"/>resources: {}</text:p>
      <text:p text:style-name="Standard"/>
      <text:p text:style-name="Standard"/>
      <text:p text:style-name="Standard"/>
      <text:p text:style-name="Standard">// here the containers are not up so i can not access them.</text:p>
      <text:p text:style-name="Standard">// LET S CREATE THE CONFIGMAP FIRST (i forgot)</text:p>
      <text:p text:style-name="Standard">jerome@master:~/LFD259/SOLUTIONS/s_05/lab$ <text:span text:style-name="T1">$k create -f configmap.yaml </text:span></text:p>
      <text:p text:style-name="Standard">configmap/fast-car created</text:p>
      <text:p text:style-name="Standard">jerome@master:~/LFD259/SOLUTIONS/s_05/lab$ <text:span text:style-name="T1">$k get configmaps fast-car -o wide</text:span></text:p>
      <text:p text:style-name="Standard">NAME <text:s text:c="6"/>DATA <text:s text:c="2"/>AGE</text:p>
      <text:p text:style-name="Standard">fast-car <text:s text:c="2"/>3 <text:s text:c="5"/>6s</text:p>
      <text:p text:style-name="Standard"/>
      <text:p text:style-name="Standard">// delete the deployment</text:p>
      <text:p text:style-name="Standard">jerome@master:~/LFD259/SOLUTIONS/s_05/lab$ <text:span text:style-name="T1">$k delete deploy -l app=try1</text:span></text:p>
      <text:p text:style-name="Standard">deployment.apps "try1" deleted</text:p>
      <text:p text:style-name="Standard"/>
      <text:p text:style-name="Standard">// and restart it again</text:p>
      <text:p text:style-name="Standard">jerome@master:~/LFD259/SOLUTIONS/s_05/lab$ <text:span text:style-name="T1">$k create -f simpleapp.yaml</text:span></text:p>
      <text:p text:style-name="Standard">deployment.apps/try1 created</text:p>
      <text:p text:style-name="Standard"/>
      <text:p text:style-name="Standard">// as we can see the pods are now running</text:p>
      <text:p text:style-name="Standard">jerome@master:~/LFD259/SOLUTIONS/s_05/lab$ <text:span text:style-name="T1">$k get po</text:span></text:p>
      <text:p text:style-name="Standard">NAME <text:s text:c="22"/>READY <text:s text:c="2"/>STATUS <text:s text:c="12"/>RESTARTS <text:s text:c="2"/>AGE</text:p>
      <text:p text:style-name="Standard">nginx-79f868896b-9rwrd <text:s text:c="4"/>1/1 <text:s text:c="4"/>Running <text:s text:c="11"/>0 <text:s text:c="9"/>5d23h</text:p>
      <text:p text:style-name="Standard">registry-6b5bb79c4-w2b4j <text:s text:c="2"/>1/1 <text:s text:c="4"/>Running <text:s text:c="11"/>0 <text:s text:c="9"/>5d23h</text:p>
      <text:p text:style-name="Standard">try1-7f77d759f-4bz7q <text:s text:c="6"/>1/2 <text:s text:c="4"/>Running <text:s text:c="11"/>0 <text:s text:c="9"/>8s</text:p>
      <text:p text:style-name="Standard">try1-7f77d759f-6drbz <text:s text:c="6"/>1/2 <text:s text:c="4"/>ImagePullBackOff <text:s text:c="2"/>0 <text:s text:c="9"/>8s</text:p>
      <text:p text:style-name="Standard">try1-7f77d759f-d8s4q <text:s text:c="6"/>0/2 <text:s text:c="4"/>ImagePullBackOff <text:s text:c="2"/>0 <text:s text:c="9"/>8s</text:p>
      <text:p text:style-name="Standard">try1-7f77d759f-j4vnt <text:s text:c="6"/>0/2 <text:s text:c="4"/>ImagePullBackOff <text:s text:c="2"/>0 <text:s text:c="9"/>8s</text:p>
      <text:p text:style-name="Standard">try1-7f77d759f-mxbqz <text:s text:c="6"/>1/2 <text:s text:c="4"/>Running <text:s text:c="11"/>0 <text:s text:c="9"/>8s</text:p>
      <text:p text:style-name="Standard">try1-7f77d759f-n25ms <text:s text:c="6"/>1/2 <text:s text:c="4"/>Running <text:s text:c="11"/>0 <text:s text:c="9"/>8s</text:p>
      <text:p text:style-name="Standard">jerome@master:~/LFD259/SOLUTIONS/s_05/lab$ <text:span text:style-name="T1">$k get po,configmap</text:span></text:p>
      <text:p text:style-name="Standard">NAME <text:s text:c="26"/>READY <text:s text:c="2"/>STATUS <text:s text:c="12"/>RESTARTS <text:s text:c="2"/>AGE</text:p>
      <text:p text:style-name="Standard">pod/nginx-79f868896b-9rwrd <text:s text:c="4"/>1/1 <text:s text:c="4"/>Running <text:s text:c="11"/>0 <text:s text:c="9"/>5d23h</text:p>
      <text:p text:style-name="Standard">pod/registry-6b5bb79c4-w2b4j <text:s text:c="2"/>1/1 <text:s text:c="4"/>Running <text:s text:c="11"/>0 <text:s text:c="9"/>5d23h</text:p>
      <text:p text:style-name="Standard">pod/try1-7f77d759f-4bz7q <text:s text:c="6"/>2/2 <text:s text:c="4"/>Running <text:s text:c="11"/>0 <text:s text:c="9"/>21s</text:p>
      <text:p text:style-name="Standard"><text:soft-page-break/>pod/try1-7f77d759f-6drbz <text:s text:c="6"/>1/2 <text:s text:c="4"/>ImagePullBackOff <text:s text:c="2"/>0 <text:s text:c="9"/>21s</text:p>
      <text:p text:style-name="Standard">pod/try1-7f77d759f-d8s4q <text:s text:c="6"/>1/2 <text:s text:c="4"/>ImagePullBackOff <text:s text:c="2"/>0 <text:s text:c="9"/>21s</text:p>
      <text:p text:style-name="Standard">pod/try1-7f77d759f-j4vnt <text:s text:c="6"/>1/2 <text:s text:c="4"/>ImagePullBackOff <text:s text:c="2"/>0 <text:s text:c="9"/>21s</text:p>
      <text:p text:style-name="Standard">pod/try1-7f77d759f-mxbqz <text:s text:c="6"/>2/2 <text:s text:c="4"/>Running <text:s text:c="11"/>0 <text:s text:c="9"/>21s</text:p>
      <text:p text:style-name="Standard">pod/try1-7f77d759f-n25ms <text:s text:c="6"/>2/2 <text:s text:c="4"/>Running <text:s text:c="11"/>0 <text:s text:c="9"/>21s</text:p>
      <text:p text:style-name="Standard"/>
      <text:p text:style-name="Standard">NAME <text:s text:c="16"/>DATA <text:s text:c="2"/>AGE</text:p>
      <text:p text:style-name="Standard">configmap/colors <text:s text:c="4"/>6 <text:s text:c="5"/>23h</text:p>
      <text:p text:style-name="Standard">configmap/fast-car <text:s text:c="2"/>3 <text:s text:c="5"/>2m40s</text:p>
      <text:p text:style-name="Standard"/>
      <text:p text:style-name="Standard">// check if the volumes are here</text:p>
      <text:p text:style-name="Standard">jerome@master:~/LFD259/SOLUTIONS/s_05/lab$ <text:span text:style-name="T3">$k </text:span><text:span text:style-name="T1">exec -c simpleapp -it pod/try1-7f77d759f-n25ms -- /bin/bash -c "find / -name cars"</text:span></text:p>
      <text:p text:style-name="P6">/etc/cars</text:p>
      <text:p text:style-name="P6"/>
      <text:p text:style-name="P7">jerome@master:~/LFD259/SOLUTIONS/s_05/lab$ <text:span text:style-name="T1">$k exec -c simpleapp -it pod/try1-7f77d759f-n25ms -- /bin/bash -c "cat /etc/cars/car.make"</text:span></text:p>
      <text:p text:style-name="P6">Ford</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3T16:25:03.577519392</meta:creation-date>
    <meta:generator>LibreOffice/7.1.0.3$Linux_X86_64 LibreOffice_project/10$Build-3</meta:generator>
    <dc:date>2021-03-04T16:11:00.698699593</dc:date>
    <meta:editing-duration>PT29M34S</meta:editing-duration>
    <meta:editing-cycles>6</meta:editing-cycles>
    <meta:document-statistic meta:table-count="0" meta:image-count="0" meta:object-count="0" meta:page-count="9" meta:paragraph-count="347" meta:word-count="1012" meta:character-count="11914" meta:non-whitespace-character-count="8967"/>
  </office:meta>
</office:document-meta>
</file>